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ami-00a11e68</text:span></text:p>
      <text:p text:style-name="P1"><text:span text:style-name="T2"/></text:p>
      <text:p text:style-name="P1"><text:span text:style-name="T3">## ssh -i your_file.pem ec2-user@private_IP_address</text:span></text:p>
      <text:p text:style-name="P1"><text:span text:style-name="T3">## wget<text:s/></text:span><text:a xlink:href="https://s3.amazonaws.com/cloud-age/jdk-8u162-linux-x64.rpm"><text:span text:style-name="T4">https://s3.amazonaws.com/cloud-age/jdk-8u162-linux-x64.rpm</text:span></text:a><text:span text:style-name="T5"/></text:p>
      <text:p text:style-name="P1"><text:span text:style-name="T5">## sudo yum localinstall jdk-version-linux-x64.rpm</text:span></text:p>
      <text:p text:style-name="P1"><text:span text:style-name="T5">## sudo yum install wget -y</text:span></text:p>
      <text:p text:style-name="P1"><text:span text:style-name="T5">## cd /etc/yum.repos.d/</text:span></text:p>
      <text:p text:style-name="P1"><text:span text:style-name="T5">## sudo wget "</text:span><text:a xlink:href="https://archive.cloudera.com/director/redhat/7/x86_64/director/cloudera-director.repo"><text:span text:style-name="T6">https://archive.cloudera.com/director/redhat/7/x86_64/director/cloudera-director.repo</text:span></text:a><text:span text:style-name="T7">"</text:span></text:p>
      <text:p text:style-name="P1"><text:span text:style-name="T7">## sudo yum install -y cloudera-director-server cloudera-director-client</text:span></text:p>
      <text:p text:style-name="P1"><text:span text:style-name="T7">## sudo service cloudera-director-server start</text:span></text:p>
      <text:p text:style-name="P1"><text:span text:style-name="T7">## sudo service iptables save</text:span></text:p>
      <text:p text:style-name="P1"><text:span text:style-name="T7">## sudo chkconfig iptables off</text:span></text:p>
      <text:p text:style-name="P1"><text:span text:style-name="T7">## sudo service iptables stop</text:span></text:p>
      <text:p text:style-name="P1"><text:span text:style-name="T7"/></text:p>
      <text:p text:style-name="P1"><text:span text:style-name="T7">scp -i director.pem director.pem ec2-user@54.84.213.70:~</text:span></text:p>
      <text:p text:style-name="P1"><text:span text:style-name="T7">[rajanikant@oc7521781172 ~]$ cd Downloads/Security/</text:span></text:p>
      <text:p text:style-name="P1"><text:span text:style-name="T7">[rajanikant@oc7521781172 Security]$ vi launcher</text:span></text:p>
      <text:p text:style-name="P1"><text:span text:style-name="T7">[rajanikant@oc7521781172 Security]$ vi aws.simple.conf</text:span></text:p>
      <text:p text:style-name="P1"><text:span text:style-name="T7">[rajanikant@oc7521781172 Security]$ sh prelaunch.sh</text:span></text:p>
      <text:p text:style-name="P1"><text:span text:style-name="T7">[rajanikant@oc7521781172 Security]$ scp -i director.pem director.pem ec2-user@54.84.213.70:~</text:span></text:p>
      <text:p text:style-name="P1"><text:span text:style-name="T7">[rajanikant@oc7521781172 Security]$ ssh -i "director.pem" ec2-user@ec2-54-84-213-70.compute-1.amazonaws.com</text:span></text:p>
      <text:p text:style-name="P1"><text:span text:style-name="T7">[ec2-user@ip-10-0-0-106 ~]$ wget<text:s/></text:span><text:a xlink:href="https://s3.amazonaws.com/cloud-age/jdk-8u162-linux-x64.rpm"><text:span text:style-name="T8">https://s3.amazonaws.com/cloud-age/jdk-8u162-linux-x64.rpm</text:span></text:a><text:span text:style-name="T9"/></text:p>
      <text:p text:style-name="P1"><text:span text:style-name="T9">[ec2-user@ip-10-0-0-106 ~]$ sudo yum localinstall jdk-version-linux-x64.rpm</text:span></text:p>
      <text:p text:style-name="P1"><text:span text:style-name="T9">[ec2-user@ip-10-0-0-106 ~]$ sudo yum install wget -y</text:span></text:p>
      <text:p text:style-name="P1"><text:span text:style-name="T9">[ec2-user@ip-10-0-0-106 ~]$ sudo yum localinstall jdk-version-linux-x64.rpm</text:span></text:p>
      <text:p text:style-name="P1"><text:span text:style-name="T9">[ec2-user@ip-10-0-0-106 ~]$ cd /etc/yum.repos.d/</text:span></text:p>
      <text:p text:style-name="P1"><text:span text:style-name="T9">[ec2-user@ip-10-0-0-106 yum.repos.d]$ sudo wget "</text:span><text:a xlink:href="https://archive.cloudera.com/director/redhat/7/x86_64/director/cloudera-director.repo"><text:span text:style-name="T10">https://archive.cloudera.com/director/redhat/7/x86_64/director/cloudera-director.repo</text:span></text:a><text:span text:style-name="T11">"</text:span></text:p>
      <text:p text:style-name="P1"><text:span text:style-name="T11">[ec2-user@ip-10-0-0-106 yum.repos.d]$ sudo yum install -y cloudera-director-server cloudera-director-client</text:span></text:p>
      <text:p text:style-name="P1"><text:span text:style-name="T11">[ec2-user@ip-10-0-0-106 yum.repos.d]$ sudo service cloudera-director-server start</text:span></text:p>
      <text:p text:style-name="P1"><text:span text:style-name="T11">[ec2-user@ip-10-0-0-106 ~]$ sudo -i</text:span></text:p>
      <text:p text:style-name="P1"><text:span text:style-name="T11">[root@ip-10-0-0-106 ~]# yum update cloudera-director-server cloudera-director-client -y</text:span></text:p>
      <text:p text:style-name="P1"><text:span text:style-name="T11">[root@ip-10-0-0-106 ~]# yum install cloudera-director-server cloudera-director-client -y</text:span></text:p>
      <text:p text:style-name="P1"><text:span text:style-name="T11">[root@ip-10-0-0-106 ~]# service cloudera-director-server restart</text:span></text:p>
      <text:p text:style-name="P1"><text:span text:style-name="T11">[root@ip-10-0-0-106 ~]# service cloudera-director-server status</text:span></text:p>
      <text:p text:style-name="P1"><text:span text:style-name="T12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